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eorgia1" svg:font-family="Georgia"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3b97f"/>
    </style:style>
    <style:style style:name="P2" style:family="paragraph" style:parent-style-name="Standard">
      <style:text-properties fo:font-weight="bold" officeooo:paragraph-rsid="0013b97f" style:font-weight-asian="bold" style:font-weight-complex="bold"/>
    </style:style>
    <style:style style:name="P3" style:family="paragraph" style:parent-style-name="Standard">
      <style:text-properties fo:font-weight="normal" officeooo:paragraph-rsid="0013b97f" style:font-weight-asian="normal" style:font-weight-complex="normal"/>
    </style:style>
    <style:style style:name="P4" style:family="paragraph" style:parent-style-name="Standard">
      <style:text-properties fo:font-weight="normal" officeooo:paragraph-rsid="0016a78c" style:font-weight-asian="normal" style:font-weight-complex="normal"/>
    </style:style>
    <style:style style:name="P5" style:family="paragraph" style:parent-style-name="Standard">
      <style:text-properties fo:font-weight="normal" officeooo:paragraph-rsid="00198345" style:font-weight-asian="normal" style:font-weight-complex="normal"/>
    </style:style>
    <style:style style:name="P6" style:family="paragraph" style:parent-style-name="Standard">
      <style:text-properties fo:font-weight="normal" officeooo:paragraph-rsid="001a0785" style:font-weight-asian="normal" style:font-weight-complex="normal"/>
    </style:style>
    <style:style style:name="P7" style:family="paragraph" style:parent-style-name="Standard">
      <style:paragraph-properties fo:text-align="start" style:justify-single-word="false"/>
    </style:style>
    <style:style style:name="P8" style:family="paragraph" style:parent-style-name="Standard">
      <style:text-properties officeooo:paragraph-rsid="0013dc2b"/>
    </style:style>
    <style:style style:name="P9" style:family="paragraph" style:parent-style-name="Standard">
      <style:text-properties style:use-window-font-color="true" officeooo:paragraph-rsid="0013b97f" fo:background-color="transparent"/>
    </style:style>
    <style:style style:name="P10" style:family="paragraph" style:parent-style-name="Standard">
      <style:text-properties officeooo:paragraph-rsid="00153842"/>
    </style:style>
    <style:style style:name="P11" style:family="paragraph" style:parent-style-name="Standard">
      <style:text-properties officeooo:paragraph-rsid="0016a78c"/>
    </style:style>
    <style:style style:name="P12" style:family="paragraph" style:parent-style-name="Standard">
      <style:text-properties officeooo:paragraph-rsid="001808c9"/>
    </style:style>
    <style:style style:name="P13" style:family="paragraph" style:parent-style-name="Standard">
      <style:text-properties officeooo:paragraph-rsid="00198345"/>
    </style:style>
    <style:style style:name="P14" style:family="paragraph" style:parent-style-name="Standard">
      <style:text-properties officeooo:paragraph-rsid="001a0785"/>
    </style:style>
    <style:style style:name="P15" style:family="paragraph" style:parent-style-name="Standard" style:master-page-name="Standard">
      <style:paragraph-properties style:page-number="auto"/>
      <style:text-properties officeooo:paragraph-rsid="0013b97f"/>
    </style:style>
    <style:style style:name="P16" style:family="paragraph" style:parent-style-name="Text_20_body">
      <style:text-properties fo:font-weight="normal" officeooo:paragraph-rsid="0013b97f" style:font-weight-asian="normal" style:font-weight-complex="normal"/>
    </style:style>
    <style:style style:name="P17" style:family="paragraph" style:parent-style-name="Text_20_body">
      <style:paragraph-properties fo:background-color="transparent">
        <style:background-image/>
      </style:paragraph-properties>
    </style:style>
    <style:style style:name="T1" style:family="text">
      <style:text-properties fo:font-weight="bold"/>
    </style:style>
    <style:style style:name="T2" style:family="text">
      <style:text-properties fo:font-weight="bold" officeooo:rsid="0013b97f"/>
    </style:style>
    <style:style style:name="T3" style:family="text">
      <style:text-properties fo:font-weight="bold"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3dc2b" style:font-weight-asian="bold" style:font-weight-complex="bold"/>
    </style:style>
    <style:style style:name="T6" style:family="text">
      <style:text-properties fo:font-weight="bold" officeooo:rsid="0016a78c" style:font-weight-asian="bold" style:font-weight-complex="bold"/>
    </style:style>
    <style:style style:name="T7" style:family="text">
      <style:text-properties fo:font-weight="bold" officeooo:rsid="001808c9" style:font-weight-asian="bold" style:font-weight-complex="bold"/>
    </style:style>
    <style:style style:name="T8" style:family="text">
      <style:text-properties fo:font-weight="bold" officeooo:rsid="00198345" style:font-weight-asian="bold" style:font-weight-complex="bold"/>
    </style:style>
    <style:style style:name="T9" style:family="text">
      <style:text-properties fo:font-weight="bold" officeooo:rsid="001a0785" style:font-weight-asian="bold" style:font-weight-complex="bold"/>
    </style:style>
    <style:style style:name="T10" style:family="text">
      <style:text-properties fo:font-weight="bold" officeooo:rsid="00153842"/>
    </style:style>
    <style:style style:name="T11" style:family="text">
      <style:text-properties fo:font-weight="bold" officeooo:rsid="0016a78c"/>
    </style:style>
    <style:style style:name="T12" style:family="text">
      <style:text-properties fo:font-weight="bold" officeooo:rsid="001808c9"/>
    </style:style>
    <style:style style:name="T13" style:family="text">
      <style:text-properties fo:font-weight="bold" officeooo:rsid="00198345"/>
    </style:style>
    <style:style style:name="T14" style:family="text">
      <style:text-properties fo:font-weight="bold" officeooo:rsid="001a0785"/>
    </style:style>
    <style:style style:name="T15" style:family="text">
      <style:text-properties fo:font-style="italic"/>
    </style:style>
    <style:style style:name="T16" style:family="text">
      <style:text-properties fo:font-style="italic" officeooo:rsid="0013b97f"/>
    </style:style>
    <style:style style:name="T17" style:family="text">
      <style:text-properties fo:font-style="italic" fo:font-weight="normal" style:font-weight-asian="normal" style:font-weight-complex="normal"/>
    </style:style>
    <style:style style:name="T18" style:family="text">
      <style:text-properties fo:font-style="italic" fo:font-weight="bold" style:font-weight-asian="bold" style:font-weight-complex="bold"/>
    </style:style>
    <style:style style:name="T19" style:family="text">
      <style:text-properties officeooo:rsid="0013b97f"/>
    </style:style>
    <style:style style:name="T20" style:family="text">
      <style:text-properties fo:font-weight="normal" style:font-weight-asian="normal" style:font-weight-complex="normal"/>
    </style:style>
    <style:style style:name="T21" style:family="text">
      <style:text-properties style:font-name="Georgia1" fo:font-size="10pt" style:font-size-asian="10pt"/>
    </style:style>
    <style:style style:name="T22" style:family="text">
      <style:text-properties officeooo:rsid="0013dc2b"/>
    </style:style>
    <style:style style:name="T23" style:family="text">
      <style:text-properties style:use-window-font-color="true" fo:font-weight="bold" fo:background-color="transparent" style:font-weight-asian="bold" style:font-weight-complex="bold"/>
    </style:style>
    <style:style style:name="T24" style:family="text">
      <style:text-properties style:use-window-font-color="true" fo:background-color="transparent"/>
    </style:style>
    <style:style style:name="T25" style:family="text">
      <style:text-properties officeooo:rsid="0016a78c"/>
    </style:style>
    <style:style style:name="T26" style:family="text">
      <style:text-properties officeooo:rsid="001808c9"/>
    </style:style>
    <style:style style:name="T27" style:family="text">
      <style:text-properties officeooo:rsid="00198345"/>
    </style:style>
    <style:style style:name="T28" style:family="text">
      <style:text-properties officeooo:rsid="001a07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About the greatest commandment and the LAW.</text:span></text:p>
      <text:p text:style-name="P1"><text:span text:style-name="T2"/></text:p>
      <text:p text:style-name="P14"><text:span text:style-name="T11"/></text:p>
      <text:p text:style-name="P14"><text:span text:style-name="T12">TTTA pg. </text:span><text:span text:style-name="T14">74</text:span></text:p>
      <text:p text:style-name="P6"><text:span text:style-name="T28">If we make calculations from the date and place of birth, I think we can determine what our future is to be, and in this way live according to cause and effect, which is </text:span><text:span text:style-name="T9">God's divine law</text:span><text:span text:style-name="T28">.</text:span></text:p>
      <text:p text:style-name="P14"><text:span text:style-name="T12"><text:s/></text:span></text:p>
      <text:p text:style-name="P14"><text:span text:style-name="T12">TTTA pg. 248 </text:span></text:p>
      <text:p text:style-name="P6"><text:span text:style-name="T26">While it is a very peculiar case, the events were not accidents at all but the result of </text:span><text:span text:style-name="T26">Natural Law</text:span><text:span text:style-name="T26">.</text:span></text:p>
      <text:p text:style-name="P6"><text:span text:style-name="T12"/></text:p>
      <text:p text:style-name="P1"><text:span text:style-name="T2">TTTA pg. 265.</text:span></text:p>
      <text:p text:style-name="P8"><text:span text:style-name="T22">After this, Robert was much more cheerful and hopeful. <text:s/>His own mind told him that he was at last on the right track. He thought of the laws laid down in the 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 <text:s/>That all the </text:span><text:span text:style-name="T5">laws of Nature</text:span><text:span text:style-name="T22"> taught the </text:span><text:span text:style-name="T5">eternal</text:span><text:span text:style-name="T22"> </text:span><text:span text:style-name="T5">law</text:span><text:span text:style-name="T22"> of action and reaction. He took great comfort in this; knew that the promise was laid down in the Bible of great reward for love and faithfulness and he felt very happy because he believed "Laughing Waters'" story that Marie would come into his life again.</text:span></text:p>
      <text:p text:style-name="P8"><text:span text:style-name="T22"/></text:p>
      <text:p text:style-name="P8"><text:span text:style-name="T2">TTTA pg. 266.</text:span></text:p>
      <text:p text:style-name="P8"><text:span text:style-name="T22">He knew that the law that "whatsoever a man soweth, he shall also reap" was a </text:span><text:span text:style-name="T5">divine law</text:span><text:span text:style-name="T22"> and a</text:span><text:span text:style-name="T5"> natural law</text:span><text:span text:style-name="T22">, that no man could break it or evade it, and that his reward was just as sure as the </text:span><text:span text:style-name="T5">law</text:span><text:span text:style-name="T22"> was inevitable. He had read Emerson's "Essay on Compensation," and strongly believed that. He said to Lady Bersford, "Your reward is sure, because you are doing right, giving out the best you can to help others, and only good will return to you."</text:span></text:p>
      <text:p text:style-name="P8"><text:span text:style-name="T22"/></text:p>
      <text:p text:style-name="P11"><text:span text:style-name="T11">TTTA pg. 407</text:span></text:p>
      <text:p text:style-name="P4"><text:span text:style-name="T25">We expect to be one united people and follow the </text:span><text:span text:style-name="T6">law</text:span><text:span text:style-name="T25"> laid down in the Bible, 'Love thy neighbor as thyself.' <text:s/>Then there can be no more wars.</text:span></text:p>
      <text:p text:style-name="P11"><text:span text:style-name="T11"/></text:p>
      <text:p text:style-name="P11"><text:span text:style-name="T11">TTTA pg. 410</text:span></text:p>
      <text:p text:style-name="P4"><text:span text:style-name="T25">You must respect this divine </text:span><text:span text:style-name="T6">law </text:span><text:span text:style-name="T25">and divine power.</text:span></text:p>
      <text:p text:style-name="P4"><text:span text:style-name="T26"/></text:p>
      <text:p text:style-name="P12"><text:span text:style-name="T12"/></text:p>
      <text:p text:style-name="P12"><text:span text:style-name="T12"/></text:p>
      <text:p text:style-name="P13"><text:span text:style-name="T13">Matthew 7</text:span></text:p>
      <text:p text:style-name="P5"><text:span text:style-name="T27">7:12 Therefore all things whatsoever ye would that men should do to you, do ye even so to them: for this is the </text:span><text:span text:style-name="T8">law </text:span><text:span text:style-name="T27">and the prophets.</text:span></text:p>
      <text:p text:style-name="P5"><text:span text:style-name="T27"/></text:p>
      <text:p text:style-name="P10"><text:soft-page-break/><text:span text:style-name="T2">Matthew </text:span><text:span text:style-name="T10">11</text:span></text:p>
      <text:p text:style-name="P1"><text:span text:style-name="T2"/></text:p>
      <text:p text:style-name="P17"><text:span text:style-name="T24">11 Verily I say unto you, Among them that are born of women there hath not risen a greater than John the Baptist: notwithstanding he that is least in the kingdom of heaven is greater than he.</text:span></text:p>
      <text:p text:style-name="P17"><text:span text:style-name="T24">12 And from the days of John the Baptist until now the kingdom of heaven suffereth violence, and the violent take it by force.</text:span></text:p>
      <text:p text:style-name="P17"><text:span text:style-name="T24">13 For all the prophets and the </text:span><text:span text:style-name="T23">law</text:span><text:span text:style-name="T24"> prophesied until John.</text:span></text:p>
      <text:p text:style-name="P9"><text:span text:style-name="T2"/></text:p>
      <text:p text:style-name="P1"><text:span text:style-name="T2"/></text:p>
      <text:p text:style-name="P1"><text:span text:style-name="T2">Matthew 22</text:span></text:p>
      <text:p text:style-name="Standard"><text:a xlink:type="simple" xlink:href="http://biblehub.com/matthew/22-34.htm"><text:span text:style-name="T1"/></text:a></text:p>
      <text:p text:style-name="Standard"><text:a xlink:type="simple" xlink:href="http://biblehub.com/matthew/22-34.htm"><text:span text:style-name="T1">34</text:span></text:a>But when the Pharisees had heard that he had put the Sadducees to silence, they were gathered together. <text:a xlink:type="simple" xlink:href="http://biblehub.com/matthew/22-35.htm"><text:span text:style-name="T1">35</text:span></text:a>Then one of them, <text:span text:style-name="T15">which was</text:span> a lawyer, asked <text:span text:style-name="T15">him a question</text:span>, tempting him, and saying, <text:a xlink:type="simple" xlink:href="http://biblehub.com/matthew/22-36.htm"><text:span text:style-name="T1">36</text:span></text:a>Master, which <text:span text:style-name="T15">is</text:span> the great commandment in the <text:span text:style-name="T4">law</text:span>? <text:a xlink:type="simple" xlink:href="http://biblehub.com/matthew/22-37.htm"><text:span text:style-name="T1">37</text:span></text:a>Jesus said unto him, Thou shalt love the Lord thy God with all thy heart, and with all thy soul, and with all thy mind. <text:a xlink:type="simple" xlink:href="http://biblehub.com/matthew/22-38.htm"><text:span text:style-name="T1">38</text:span></text:a>This is the first and great commandment. <text:a xlink:type="simple" xlink:href="http://biblehub.com/matthew/22-39.htm"><text:span text:style-name="T1">39</text:span></text:a>And the second <text:span text:style-name="T15">is</text:span> like unto it, Thou shalt love thy neighbour as thyself. <text:a xlink:type="simple" xlink:href="http://biblehub.com/matthew/22-40.htm"><text:span text:style-name="T1">40</text:span></text:a>On these two commandments hang all the <text:span text:style-name="T4">law</text:span> and the prophets.</text:p>
      <text:p text:style-name="Standard"/>
      <text:p text:style-name="Standard"/>
      <text:p text:style-name="P2"><text:span text:style-name="T19">Deuteronomy 6</text:span></text:p>
      <text:p text:style-name="P1"><text:span text:style-name="T19"/></text:p>
      <text:p text:style-name="P16"><text:a xlink:type="simple" xlink:href="http://biblehub.com/deuteronomy/6-1.htm"><text:span text:style-name="T2">1</text:span></text:a><text:span text:style-name="T19">Now these </text:span><text:span text:style-name="T16">are</text:span><text:span text:style-name="T19"> the commandments, the statutes, and the judgments, which the LORD your God commanded to teach you, that ye might do </text:span><text:span text:style-name="T16">them</text:span><text:span text:style-name="T19"> in the land whither ye go to possess it: </text:span><text:a xlink:type="simple" xlink:href="http://biblehub.com/deuteronomy/6-2.htm"><text:span text:style-name="T2">2</text:span></text:a><text:span text:style-name="T19">That thou mightest fear the LORD thy God, to keep all his statutes and his commandments, which I command thee, thou, and thy son, and thy son's son, all the days of thy life; and that thy days may be prolonged. </text:span><text:a xlink:type="simple" xlink:href="http://biblehub.com/deuteronomy/6-3.htm"><text:span text:style-name="T2">3</text:span></text:a><text:span text:style-name="T19">Hear therefore, O Israel, and observe to do </text:span><text:span text:style-name="T16">it</text:span><text:span text:style-name="T19">; that it may be well with thee, and that ye may increase mightily, as the LORD God of thy fathers hath promised thee, in the land that floweth with milk and honey.</text:span></text:p>
      <text:p text:style-name="Text_20_body"><text:a xlink:type="simple" xlink:href="http://biblehub.com/deuteronomy/6-4.htm"><text:span text:style-name="T1">4</text:span></text:a>Hear, O Israel: The LORD our God <text:span text:style-name="T15">is</text:span> one LORD: <text:a xlink:type="simple" xlink:href="http://biblehub.com/deuteronomy/6-5.htm"><text:span text:style-name="T1">5</text:span></text:a>And thou shalt love the LORD thy God with all thine heart, and with all thy soul, and with all thy might. <text:a xlink:type="simple" xlink:href="http://biblehub.com/deuteronomy/6-6.htm"><text:span text:style-name="T1">6</text:span></text:a>And these words, which I command thee this day, shall be in thine heart: <text:a xlink:type="simple" xlink:href="http://biblehub.com/deuteronomy/6-7.htm"><text:span text:style-name="T1">7</text:span></text:a>And thou shalt teach them diligently unto thy children, and shalt talk of them when thou sittest in thine house, and when thou walkest by the way, and when thou liest down, and when thou risest up. <text:a xlink:type="simple" xlink:href="http://biblehub.com/deuteronomy/6-8.htm"><text:span text:style-name="T1">8</text:span></text:a>And thou shalt bind them for a <text:span text:style-name="T4">sign</text:span> upon thine hand, and they shall be as frontlets between thine eyes. <text:a xlink:type="simple" xlink:href="http://biblehub.com/deuteronomy/6-9.htm"><text:span text:style-name="T1">9</text:span></text:a>And thou shalt write them upon the posts of thy house, and on thy gates.</text:p>
      <text:p text:style-name="Text_20_body"><text:a xlink:type="simple" xlink:href="http://biblehub.com/deuteronomy/6-10.htm"><text:span text:style-name="T1">10</text:span></text:a>And it shall be, when the LORD thy God shall have brought thee into the land which he sware unto thy fathers, to Abraham, to Isaac, and to Jacob, to give thee great and goodly cities, which thou buildedst not, <text:a xlink:type="simple" xlink:href="http://biblehub.com/deuteronomy/6-11.htm"><text:span text:style-name="T1">11</text:span></text:a>And houses full of all good <text:span text:style-name="T15">things</text:span>, which thou filledst not, and wells digged, which thou diggedst not, vineyards and olive trees, which thou plantedst not; when thou shalt have eaten and be full; <text:a xlink:type="simple" xlink:href="http://biblehub.com/deuteronomy/6-12.htm"><text:span text:style-name="T1">12</text:span></text:a><text:span text:style-name="T15">Then</text:span> beware lest thou forget the LORD, which brought thee forth out of the land of Egypt, from the house of bondage. <text:a xlink:type="simple" xlink:href="http://biblehub.com/deuteronomy/6-13.htm"><text:span text:style-name="T1">13</text:span></text:a>Thou shalt fear the LORD thy God, and serve him, and shalt swear by his name. <text:a xlink:type="simple" xlink:href="http://biblehub.com/deuteronomy/6-14.htm"><text:span text:style-name="T1">14</text:span></text:a>Ye <text:soft-page-break/>shall not go after other gods, of the gods of the people which <text:span text:style-name="T15">are</text:span> round about you; <text:a xlink:type="simple" xlink:href="http://biblehub.com/deuteronomy/6-15.htm"><text:span text:style-name="T1">15</text:span></text:a>(For the LORD thy God <text:span text:style-name="T15">is</text:span> a jealous God among you) lest the anger of the LORD thy God be kindled against thee, and destroy thee from off the face of the earth.</text:p>
      <text:p text:style-name="Text_20_body"><text:a xlink:type="simple" xlink:href="http://biblehub.com/deuteronomy/6-16.htm"><text:span text:style-name="T1">16</text:span></text:a>Ye shall not tempt the LORD your God, as ye tempted <text:span text:style-name="T15">him</text:span> in Massah. <text:a xlink:type="simple" xlink:href="http://biblehub.com/deuteronomy/6-17.htm"><text:span text:style-name="T1">17</text:span></text:a>Ye shall diligently keep the commandments of the LORD your God, and his testimonies, and his statutes, which he hath commanded thee. <text:a xlink:type="simple" xlink:href="http://biblehub.com/deuteronomy/6-18.htm"><text:span text:style-name="T1">18</text:span></text:a>And thou shalt do <text:span text:style-name="T15">that which is</text:span> right and good in the sight of the LORD: that it may be well with thee, and that thou mayest go in and possess the good land which the LORD sware unto thy fathers, <text:a xlink:type="simple" xlink:href="http://biblehub.com/deuteronomy/6-19.htm"><text:span text:style-name="T1">19</text:span></text:a>To cast out all thine enemies from before thee, as the LORD hath spoken.</text:p>
      <text:p text:style-name="P3"/>
      <text:p text:style-name="P3"/>
      <text:p text:style-name="P2"><text:span text:style-name="T19">Mark 12</text:span></text:p>
      <text:p text:style-name="P7"><text:a xlink:type="simple" xlink:href="http://biblehub.com/mark/12-28.htm"><text:span text:style-name="T3">28</text:span></text:a><text:span text:style-name="T20">And one of the scribes came, and having heard them reasoning together, and perceiving that he had answered them well, asked him, Which is the first commandment of all? </text:span><text:a xlink:type="simple" xlink:href="http://biblehub.com/mark/12-29.htm"><text:span text:style-name="T3">29</text:span></text:a><text:span text:style-name="T20">And Jesus answered him, The first of all the commandments </text:span><text:span text:style-name="T17">is</text:span><text:span text:style-name="T20">, Hear, O Israel; The Lord our God is one Lord: </text:span><text:a xlink:type="simple" xlink:href="http://biblehub.com/mark/12-30.htm"><text:span text:style-name="T3">30</text:span></text:a><text:span text:style-name="T20">And thou shalt</text:span><text:span text:style-name="T4"> love the Lord thy God with all thy heart, and with all thy soul, and with all thy mind, and with all thy strength</text:span><text:span text:style-name="T20">: this </text:span><text:span text:style-name="T17">is</text:span><text:span text:style-name="T20"> the first commandment. </text:span><text:a xlink:type="simple" xlink:href="http://biblehub.com/mark/12-31.htm"><text:span text:style-name="T3">31</text:span></text:a><text:span text:style-name="T20">And the second </text:span><text:span text:style-name="T17">is</text:span><text:span text:style-name="T20"> like, </text:span><text:span text:style-name="T17">namely</text:span><text:span text:style-name="T20"> this, </text:span><text:span text:style-name="T4">Thou shalt love thy neighbour as thyself</text:span><text:span text:style-name="T20">. There is none other commandment greater than these. </text:span><text:a xlink:type="simple" xlink:href="http://biblehub.com/mark/12-32.htm"><text:span text:style-name="T3">32</text:span></text:a><text:span text:style-name="T20">And the scribe said unto him, Well, Master, thou hast said the truth: for there is one God; and there is none other but he: </text:span><text:a xlink:type="simple" xlink:href="http://biblehub.com/mark/12-33.htm"><text:span text:style-name="T3">33</text:span></text:a><text:span text:style-name="T20">And to love him with all the heart, and with all the understanding, and with all the soul, and with all the strength, and to love </text:span><text:span text:style-name="T17">his</text:span><text:span text:style-name="T20"> neighbour as himself, is more than all whole burnt offerings and sacrifices. </text:span><text:a xlink:type="simple" xlink:href="http://biblehub.com/mark/12-34.htm"><text:span text:style-name="T3">34</text:span></text:a><text:span text:style-name="T20">And when Jesus saw that he answered discreetly, he said unto him, Thou art not far from the kingdom of God. And no man after that durst ask him </text:span><text:span text:style-name="T17">any question</text:span><text:span text:style-name="T20">.</text:span><text:span text:style-name="T2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Georgia1" svg:font-family="Georgia" style:font-family-generic="roman"/>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10-03T06:46:36</meta:creation-date>
    <dc:date>2013-10-05T00:54:34</dc:date>
    <dc:creator>Ryan </dc:creator>
    <meta:editing-duration>P1DT18H1M45S</meta:editing-duration>
    <meta:editing-cycles>7</meta:editing-cycles>
    <meta:generator>LibreOffice/3.6$Linux_X86_64 LibreOffice_project/360m1$Build-304</meta:generator>
    <meta:document-statistic meta:table-count="0" meta:image-count="0" meta:object-count="0" meta:page-count="3" meta:paragraph-count="29" meta:word-count="1264" meta:character-count="6645" meta:non-whitespace-character-count="5403"/>
  </office:meta>
</office:document-meta>
</file>